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none" svg:stroke-width="0.051cm" draw:marker-start-width="0.381cm" draw:marker-end-width="0.381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381cm" draw:marker-end-width="0.381cm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="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 fo:font-family="Symbol"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33% 58%" fo:font-size="14pt" style:font-size-asian="14pt" style:font-size-complex="14pt"/>
    </style:style>
    <style:style style:name="T5" style:family="text">
      <style:text-properties style:text-position="0% 100%" fo:font-family="Symbol" fo:font-size="14pt" style:font-size-asian="14pt" style:font-size-complex="14pt"/>
    </style:style>
    <style:style style:name="T6" style:family="text">
      <style:text-properties style:text-position="0% 100%" fo:font-family="Arial" style:font-family-generic="swiss" style:font-pitch="variable" fo:font-size="14pt" style:font-size-asian="14pt" style:font-size-complex="14pt"/>
    </style:style>
    <style:style style:name="T7" style:family="text">
      <style:text-properties style:text-position="0% 100%" fo:font-family="Arial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171cm" svg:height="4.374cm" svg:x="2.227cm" svg:y="4.17cm" svg:viewBox="0 0 9172 4375" svg:d="m0 0c47 0 31 4046 31 4046l63 156 16 79 250 94 8451-16 236-78 125-188v-267-3794">
          <text:p text:style-name="P2"/>
        </draw:path>
        <draw:polygon draw:style-name="gr1" draw:text-style-name="P1" draw:layer="layout" svg:width="0.423cm" svg:height="2.649cm" svg:x="4.202cm" svg:y="4.139cm" svg:viewBox="0 0 424 2650" draw:points="16,0 16,2650 424,2650 424,16 0,16">
          <text:p text:style-name="P2"/>
        </draw:polygon>
        <draw:polygon draw:style-name="gr1" draw:text-style-name="P1" draw:layer="layout" svg:width="0.423cm" svg:height="2.649cm" svg:x="9.002cm" svg:y="4.139cm" svg:viewBox="0 0 424 2650" draw:points="16,0 16,2650 424,2650 424,16 0,16">
          <text:p text:style-name="P2"/>
        </draw:polygon>
        <draw:polygon draw:style-name="gr2" draw:text-style-name="P1" draw:layer="layout" svg:width="0.626cm" svg:height="4.342cm" svg:x="6.476cm" svg:y="4.17cm" svg:viewBox="0 0 627 4343" draw:points="0,16 0,4343 627,4343 627,0 0,0">
          <text:p text:style-name="P2"/>
        </draw:polygon>
        <draw:line draw:style-name="gr3" draw:text-style-name="P1" draw:layer="layout" svg:x1="7.552cm" svg:y1="5.944cm" svg:x2="5.874cm" svg:y2="5.944cm">
          <text:p text:style-name="P2"/>
        </draw:line>
        <draw:line draw:style-name="gr4" draw:text-style-name="P1" draw:layer="layout" svg:x1="4.406cm" svg:y1="4.123cm" svg:x2="4.406cm" svg:y2="2.618cm">
          <text:p text:style-name="P2"/>
        </draw:line>
        <draw:line draw:style-name="gr4" draw:text-style-name="P1" draw:layer="layout" svg:x1="9.254cm" svg:y1="4.124cm" svg:x2="9.254cm" svg:y2="2.619cm">
          <text:p text:style-name="P2"/>
        </draw:line>
        <draw:line draw:style-name="gr3" draw:text-style-name="P1" draw:layer="layout" svg:x1="4.391cm" svg:y1="2.618cm" svg:x2="9.254cm" svg:y2="2.62cm">
          <text:p text:style-name="P2"/>
        </draw:line>
        <draw:frame draw:style-name="gr5" draw:text-style-name="P3" draw:layer="layout" svg:width="0.874cm" svg:height="0.806cm" svg:x="8.012cm" svg:y="1.852cm">
          <draw:text-box>
            <text:p text:style-name="P2"><text:span text:style-name="T1">e</text:span><text:span text:style-name="T2">-</text:span></text:p>
          </draw:text-box>
        </draw:frame>
        <draw:custom-shape draw:style-name="gr6" draw:text-style-name="P1" draw:layer="layout" svg:width="0.988cm" svg:height="0.988cm" svg:x="6.302cm" svg:y="2.07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6.252cm" svg:y1="3.144cm" svg:x2="7.526cm" svg:y2="1.881cm">
          <text:p text:style-name="P2"/>
        </draw:line>
        <draw:frame draw:style-name="gr5" draw:text-style-name="P3" draw:layer="layout" svg:width="1.133cm" svg:height="0.806cm" svg:x="9.312cm" svg:y="3.752cm">
          <draw:text-box>
            <text:p text:style-name="P2"><text:span text:style-name="T1">Cu</text:span></text:p>
          </draw:text-box>
        </draw:frame>
        <draw:frame draw:style-name="gr5" draw:text-style-name="P3" draw:layer="layout" svg:width="1.082cm" svg:height="0.806cm" svg:x="3.197cm" svg:y="3.784cm">
          <draw:text-box>
            <text:p text:style-name="P2"><text:span text:style-name="T1">Zn</text:span></text:p>
          </draw:text-box>
        </draw:frame>
        <draw:frame draw:style-name="gr5" draw:text-style-name="P3" draw:layer="layout" svg:width="1.636cm" svg:height="0.924cm" svg:x="6.197cm" svg:y="5.184cm">
          <draw:text-box>
            <text:p text:style-name="P2"><text:span text:style-name="T1">SO</text:span><text:span text:style-name="T3">4</text:span><text:span text:style-name="T4">2</text:span><text:span text:style-name="T2">-</text:span></text:p>
          </draw:text-box>
        </draw:frame>
        <draw:frame draw:style-name="gr5" draw:text-style-name="P3" draw:layer="layout" svg:width="2.766cm" svg:height="0.924cm" svg:x="3.097cm" svg:y="7.684cm">
          <draw:text-box>
            <text:p text:style-name="P2"><text:span text:style-name="T1">SO</text:span><text:span text:style-name="T3">4</text:span><text:span text:style-name="T4">2</text:span><text:span text:style-name="T2">-</text:span><text:span text:style-name="T5"> </text:span><text:span text:style-name="T6">(</text:span><text:span text:style-name="T7">aq</text:span><text:span text:style-name="T6">)</text:span></text:p>
          </draw:text-box>
        </draw:frame>
        <draw:frame draw:style-name="gr5" draw:text-style-name="P3" draw:layer="layout" svg:width="2.766cm" svg:height="0.924cm" svg:x="8.097cm" svg:y="7.684cm">
          <draw:text-box>
            <text:p text:style-name="P2"><text:span text:style-name="T1">SO</text:span><text:span text:style-name="T3">4</text:span><text:span text:style-name="T4">2</text:span><text:span text:style-name="T2">-</text:span><text:span text:style-name="T5"> </text:span><text:span text:style-name="T6">(</text:span><text:span text:style-name="T7">aq</text:span><text:span text:style-name="T6">)</text:span></text:p>
          </draw:text-box>
        </draw:frame>
        <draw:frame draw:style-name="gr5" draw:text-style-name="P3" draw:layer="layout" svg:width="2.483cm" svg:height="0.806cm" svg:x="8.069cm" svg:y="7.052cm">
          <draw:text-box>
            <text:p text:style-name="P2"><text:span text:style-name="T1">Cu</text:span><text:span text:style-name="T4">2+</text:span><text:span text:style-name="T1"> (</text:span><text:span text:style-name="T8">aq</text:span><text:span text:style-name="T1">)</text:span></text:p>
          </draw:text-box>
        </draw:frame>
        <draw:frame draw:style-name="gr5" draw:text-style-name="P3" draw:layer="layout" svg:width="2.432cm" svg:height="0.806cm" svg:x="3.102cm" svg:y="7.052cm">
          <draw:text-box>
            <text:p text:style-name="P2"><text:span text:style-name="T9">Zn</text:span><text:span text:style-name="T4">2+</text:span><text:span text:style-name="T1"> (</text:span><text:span text:style-name="T8">aq</text:span><text:span text:style-name="T1">)</text:span></text:p>
          </draw:text-box>
        </draw:frame>
        <draw:line draw:style-name="gr7" draw:text-style-name="P1" draw:layer="layout" svg:x1="2.244cm" svg:y1="4.718cm" svg:x2="11.383cm" svg:y2="4.71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7-20T20:12:37</meta:creation-date>
    <dc:creator>Jussi Eloranta</dc:creator>
    <dc:date>2008-07-20T20:56:18</dc:date>
    <meta:editing-cycles>10</meta:editing-cycles>
    <meta:editing-duration>PT43M41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